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tab/><text:tab/><text:tab/><text:tab/><text:tab/><text:tab/></text:span><text:span text:style-name="T2">WEEK-7</text:span></text:p>
      <text:p text:style-name="P1"><text:span text:style-name="T2">USN- 1BM21CS173</text:span></text:p>
      <text:p text:style-name="P1"><text:span text:style-name="T2">DATE- 03-08-2023</text:span></text:p>
      <text:p text:style-name="P1"><text:span text:style-name="T2">Write a C program to simulate the following contiguous memory allocation techniques</text:span></text:p>
      <text:p text:style-name="P1"><text:span text:style-name="T2">a) Worst-fit</text:span></text:p>
      <text:p text:style-name="P1"><text:span text:style-name="T2">#include&lt;stdio.h&gt;</text:span></text:p>
      <text:p text:style-name="P1"><text:span text:style-name="T2">#include&lt;conio.h&gt;</text:span></text:p>
      <text:p text:style-name="P1"><text:span text:style-name="T2">#define max 25</text:span></text:p>
      <text:p text:style-name="P1"><text:span text:style-name="T2"/></text:p>
      <text:p text:style-name="P1"><text:span text:style-name="T2">void main(){</text:span></text:p>
      <text:p text:style-name="P1"><text:span text:style-name="T2"><text:s text:c="4"/>int frag[max],b[max],f[max],i,j,nb,nf,temp,highest=0;</text:span></text:p>
      <text:p text:style-name="P1"><text:span text:style-name="T2"><text:s text:c="4"/>static int bf[max],ff[max];</text:span></text:p>
      <text:p text:style-name="P1"><text:span text:style-name="T2"><text:s text:c="4"/>printf("\n\tMemory Management Scheme - Worst Fit");</text:span></text:p>
      <text:p text:style-name="P1"><text:span text:style-name="T2"><text:s text:c="4"/>printf("\nEnter the number of blocks:");</text:span></text:p>
      <text:p text:style-name="P1"><text:span text:style-name="T2"><text:s text:c="4"/>scanf("%d",&amp;nb);</text:span></text:p>
      <text:p text:style-name="P1"><text:span text:style-name="T2"><text:s text:c="4"/>printf("Enter the number of files:");</text:span></text:p>
      <text:p text:style-name="P1"><text:span text:style-name="T2"><text:s text:c="4"/>scanf("%d",&amp;nf);</text:span></text:p>
      <text:p text:style-name="P1"><text:span text:style-name="T2"><text:s text:c="4"/>printf("\nEnter the size of the blocks:-\n");</text:span></text:p>
      <text:p text:style-name="P1"><text:span text:style-name="T2"><text:s text:c="4"/>for(i=1;i&lt;=nb;i++){</text:span></text:p>
      <text:p text:style-name="P1"><text:span text:style-name="T2"><text:s text:c="8"/>printf("Block %d:",i);</text:span></text:p>
      <text:p text:style-name="P1"><text:span text:style-name="T2"><text:s text:c="8"/>scanf("%d",&amp;b[i]);</text:span></text:p>
      <text:p text:style-name="P1"><text:span text:style-name="T2"><text:s text:c="4"/>}</text:span></text:p>
      <text:p text:style-name="P1"><text:span text:style-name="T2"><text:s text:c="4"/>printf("Enter the size of the files :-\n");</text:span></text:p>
      <text:p text:style-name="P1"><text:span text:style-name="T2"><text:s text:c="4"/>for(i=1;i&lt;=nf;i++){</text:span></text:p>
      <text:p text:style-name="P1"><text:span text:style-name="T2"><text:s text:c="8"/>printf("File %d:",i);</text:span></text:p>
      <text:p text:style-name="P1"><text:span text:style-name="T2"><text:s text:c="8"/>scanf("%d",&amp;f[i]);</text:span></text:p>
      <text:p text:style-name="P1"><text:span text:style-name="T2"><text:s text:c="4"/>}</text:span></text:p>
      <text:p text:style-name="P1"><text:span text:style-name="T2"><text:s text:c="4"/>for(i=1;i&lt;=nf;i++){</text:span></text:p>
      <text:p text:style-name="P1"><text:span text:style-name="T2"><text:s text:c="8"/>for(j=1;j&lt;=nb;j++){</text:span></text:p>
      <text:p text:style-name="P1"><text:span text:style-name="T2"><text:s text:c="12"/>if(bf[j]!=1){</text:span></text:p>
      <text:p text:style-name="P1"><text:span text:style-name="T2"><text:s text:c="16"/>temp=b[j]-f[i];</text:span></text:p>
      <text:p text:style-name="P1"><text:span text:style-name="T2"><text:s text:c="16"/>if(temp&gt;=0)</text:span></text:p>
      <text:p text:style-name="P1"><text:span text:style-name="T2"><text:s text:c="16"/>if(highest&lt;temp){</text:span></text:p>
      <text:p text:style-name="P1"><text:span text:style-name="T2"><text:s text:c="20"/>ff[i]=j;</text:span></text:p>
      <text:p text:style-name="P1"><text:span text:style-name="T2"><text:s text:c="20"/>highest=temp;</text:span></text:p>
      <text:p text:style-name="P1"><text:span text:style-name="T2"><text:s text:c="16"/>}</text:span></text:p>
      <text:p text:style-name="P1"><text:span text:style-name="T2"><text:s text:c="12"/>}</text:span></text:p>
      <text:p text:style-name="P1"><text:span text:style-name="T2"><text:s text:c="8"/>}</text:span></text:p>
      <text:p text:style-name="P1"><text:span text:style-name="T2"><text:s text:c="8"/>frag[i]=highest;</text:span></text:p>
      <text:p text:style-name="P1"><text:span text:style-name="T2"><text:s text:c="8"/>bf[ff[i]]=1;</text:span></text:p>
      <text:p text:style-name="P1"><text:span text:style-name="T2"><text:s text:c="8"/>highest=0;</text:span></text:p>
      <text:p text:style-name="P1"><text:span text:style-name="T2"><text:s text:c="4"/>}</text:span></text:p>
      <text:p text:style-name="P1"><text:span text:style-name="T2"><text:s text:c="4"/>printf("\nFile_no:\tFile_size :\tBlock_no:\tBlock_size:\tFragement");</text:span></text:p>
      <text:p text:style-name="P1"><text:span text:style-name="T2"><text:s text:c="4"/>for(i=1;i&lt;=nf;i++)</text:span></text:p>
      <text:p text:style-name="P1"><text:span text:style-name="T2"><text:s text:c="4"/>printf("\n%d\t\t%d\t\t%d\t\t%d\t\t%d",i,f[i],ff[i],b[ff[i]],frag[i]);</text:span></text:p>
      <text:p text:style-name="P1"><text:span text:style-name="T2"><text:s text:c="4"/>getch();</text:span></text:p>
      <text:p text:style-name="P1"><text:span text:style-name="T2">}</text:span></text:p>
      <text:p text:style-name="P1"><text:span text:style-name="T2">OUTPUT-</text:span></text:p>
      <text:p text:style-name="P2"><draw:frame text:anchor-type="as-char" svg:width="175.42mm" svg:height="65.88mm" style:rel-width="scale" style:rel-height="scale"><draw:object-ole xlink:href="OleObj1"/><draw:image xlink:href="ObjectReplacements/OleObj1"/></draw:frame><text:span text:style-name="T2"/></text:p>
      <text:p text:style-name="P2"><text:span text:style-name="T2">b) Best-fit</text:span></text:p>
      <text:p text:style-name="P2"><text:span text:style-name="T2">#include&lt;stdio.h&gt;</text:span></text:p>
      <text:p text:style-name="P2"><text:span text:style-name="T2">#include&lt;conio.h&gt;</text:span></text:p>
      <text:p text:style-name="P2"><text:span text:style-name="T2">#define max 25</text:span></text:p>
      <text:p text:style-name="P2"><text:span text:style-name="T2"/></text:p>
      <text:p text:style-name="P2"><text:span text:style-name="T2">void main(){</text:span></text:p>
      <text:p text:style-name="P2"><text:span text:style-name="T2"><text:s text:c="4"/>int frag[max],b[max],f[max],i,j,nb,nf,temp,lowest=10000;</text:span></text:p>
      <text:p text:style-name="P2"><text:span text:style-name="T2"><text:s text:c="4"/>static int bf[max],ff[max];</text:span></text:p>
      <text:p text:style-name="P2"><text:span text:style-name="T2"><text:s text:c="4"/>printf("\nEnter the number of blocks:");</text:span></text:p>
      <text:p text:style-name="P2"><text:span text:style-name="T2"><text:s text:c="4"/>scanf("%d",&amp;nb);</text:span></text:p>
      <text:p text:style-name="P2"><text:span text:style-name="T2"><text:s text:c="4"/>printf("Enter the number of files:");</text:span></text:p>
      <text:p text:style-name="P2"><text:span text:style-name="T2"><text:s text:c="4"/>scanf("%d",&amp;nf);</text:span></text:p>
      <text:p text:style-name="P2"><text:span text:style-name="T2"><text:s text:c="4"/>printf("\nEnter the size of the blocks:-\n");</text:span></text:p>
      <text:p text:style-name="P2"><text:span text:style-name="T2"><text:s text:c="4"/>for(i=1;i&lt;=nb;i++){</text:span></text:p>
      <text:p text:style-name="P2"><text:span text:style-name="T2"><text:s text:c="8"/>printf("Block %d:",i);</text:span></text:p>
      <text:p text:style-name="P2"><text:span text:style-name="T2"><text:s text:c="8"/>scanf("%d",&amp;b[i]);</text:span></text:p>
      <text:p text:style-name="P2"><text:span text:style-name="T2"><text:s text:c="4"/>}</text:span></text:p>
      <text:p text:style-name="P2"><text:span text:style-name="T2"><text:s text:c="4"/>printf("Enter the size of the files :-\n");</text:span></text:p>
      <text:p text:style-name="P2"><text:span text:style-name="T2"><text:s text:c="4"/>for(i=1;i&lt;=nf;i++){</text:span></text:p>
      <text:p text:style-name="P2"><text:span text:style-name="T2"><text:s text:c="8"/>printf("File %d:",i);</text:span></text:p>
      <text:p text:style-name="P2"><text:span text:style-name="T2"><text:s text:c="8"/>scanf("%d",&amp;f[i]);</text:span></text:p>
      <text:p text:style-name="P2"><text:span text:style-name="T2"><text:s text:c="4"/>}</text:span></text:p>
      <text:p text:style-name="P2"><text:span text:style-name="T2"><text:s text:c="4"/>for(i=1;i&lt;=nf;i++){</text:span></text:p>
      <text:p text:style-name="P2"><text:span text:style-name="T2"><text:s text:c="8"/>for(j=1;j&lt;=nb;j++){</text:span></text:p>
      <text:p text:style-name="P2"><text:span text:style-name="T2"><text:s text:c="12"/>if(bf[j]!=1){</text:span></text:p>
      <text:p text:style-name="P2"><text:span text:style-name="T2"><text:s text:c="16"/>temp=b[j]-f[i];</text:span></text:p>
      <text:p text:style-name="P2"><text:span text:style-name="T2"><text:s text:c="16"/>if(temp&gt;=0)</text:span></text:p>
      <text:p text:style-name="P2"><text:span text:style-name="T2"><text:s text:c="16"/>if(lowest&gt;temp){</text:span></text:p>
      <text:p text:style-name="P2"><text:span text:style-name="T2"><text:s text:c="20"/>ff[i]=j;</text:span></text:p>
      <text:p text:style-name="P2"><text:span text:style-name="T2"><text:s text:c="20"/>lowest=temp;</text:span></text:p>
      <text:p text:style-name="P2"><text:span text:style-name="T2"><text:s text:c="16"/>}</text:span></text:p>
      <text:p text:style-name="P2"><text:span text:style-name="T2"><text:s text:c="12"/>}</text:span></text:p>
      <text:p text:style-name="P2"><text:span text:style-name="T2"><text:s text:c="8"/>}</text:span></text:p>
      <text:p text:style-name="P2"><text:span text:style-name="T2"><text:s text:c="8"/>frag[i]=lowest;</text:span></text:p>
      <text:p text:style-name="P2"><text:span text:style-name="T2"><text:s text:c="8"/>bf[ff[i]]=1;</text:span></text:p>
      <text:p text:style-name="P2"><text:span text:style-name="T2"><text:s text:c="8"/>lowest=10000;</text:span></text:p>
      <text:p text:style-name="P2"><text:span text:style-name="T2"><text:s text:c="4"/>}</text:span></text:p>
      <text:p text:style-name="P2"><text:span text:style-name="T2"><text:s text:c="4"/>printf("\nFile No\tFile Size \tBlock No\tBlock Size\tFragment");</text:span></text:p>
      <text:p text:style-name="P2"><text:span text:style-name="T2"><text:s text:c="4"/>for(i=1;i&lt;=nf &amp;&amp; ff[i]!=0;i++)</text:span></text:p>
      <text:p text:style-name="P2"><text:span text:style-name="T2"><text:s text:c="8"/>printf("\n%d\t\t%d\t\t%d\t\t%d\t\t%d",i,f[i],ff[i],b[ff[i]],frag[i]);</text:span></text:p>
      <text:p text:style-name="P2"><text:span text:style-name="T2"><text:s text:c="4"/>getch();</text:span></text:p>
      <text:p text:style-name="P2"><text:span text:style-name="T2">}</text:span></text:p>
      <text:p text:style-name="P2"><text:span text:style-name="T2">OUTPUT-</text:span></text:p>
      <text:p text:style-name="P2"><draw:frame text:anchor-type="as-char" svg:width="177.80mm" svg:height="63.50mm" style:rel-width="scale" style:rel-height="scale"><draw:object-ole xlink:href="OleObj2"/><draw:image xlink:href="ObjectReplacements/OleObj2"/></draw:frame><text:span text:style-name="T2"/></text:p>
      <text:p text:style-name="P2"><text:span text:style-name="T2">c) First-Fit</text:span></text:p>
      <text:p text:style-name="P2"><text:span text:style-name="T2">#include&lt;stdio.h&gt;</text:span></text:p>
      <text:p text:style-name="P2"><text:span text:style-name="T2">#include&lt;conio.h&gt;</text:span></text:p>
      <text:p text:style-name="P2"><text:span text:style-name="T2">#define max 25</text:span></text:p>
      <text:p text:style-name="P2"><text:span text:style-name="T2"/></text:p>
      <text:p text:style-name="P2"><text:span text:style-name="T2">void main(){</text:span></text:p>
      <text:p text:style-name="P2"><text:span text:style-name="T2"><text:s text:c="4"/>int frag[max],b[max],f[max],i,j,nb,nf,temp;</text:span></text:p>
      <text:p text:style-name="P2"><text:span text:style-name="T2"><text:s text:c="4"/>static int bf[max],ff[max];</text:span></text:p>
      <text:p text:style-name="P2"><text:span text:style-name="T2"><text:s text:c="4"/>printf("\n\tMemory Management Scheme - First Fit");</text:span></text:p>
      <text:p text:style-name="P2"><text:span text:style-name="T2"><text:s text:c="4"/>printf("\nEnter the number of blocks:");</text:span></text:p>
      <text:p text:style-name="P2"><text:span text:style-name="T2"><text:s text:c="4"/>scanf("%d",&amp;nb);</text:span></text:p>
      <text:p text:style-name="P2"><text:span text:style-name="T2"><text:s text:c="4"/>printf("Enter the number of files:");</text:span></text:p>
      <text:p text:style-name="P2"><text:span text:style-name="T2"><text:s text:c="4"/>scanf("%d",&amp;nf);</text:span></text:p>
      <text:p text:style-name="P2"><text:span text:style-name="T2"><text:s text:c="4"/>printf("\nEnter the size of the blocks:-\n");</text:span></text:p>
      <text:p text:style-name="P2"><text:span text:style-name="T2"><text:s text:c="4"/>for(i=1;i&lt;=nb;i++){</text:span></text:p>
      <text:p text:style-name="P2"><text:span text:style-name="T2"><text:s text:c="8"/>printf("Block %d:",i);</text:span></text:p>
      <text:p text:style-name="P2"><text:span text:style-name="T2"><text:s text:c="8"/>scanf("%d",&amp;b[i]);</text:span></text:p>
      <text:p text:style-name="P2"><text:span text:style-name="T2"><text:s text:c="4"/>}</text:span></text:p>
      <text:p text:style-name="P2"><text:span text:style-name="T2"><text:s text:c="4"/>printf("Enter the size of the files :-\n");</text:span></text:p>
      <text:p text:style-name="P2"><text:span text:style-name="T2"><text:s text:c="4"/>for(i=1;i&lt;=nf;i++){</text:span></text:p>
      <text:p text:style-name="P2"><text:span text:style-name="T2"><text:s text:c="8"/>printf("File %d:",i);</text:span></text:p>
      <text:p text:style-name="P2"><text:span text:style-name="T2"><text:s text:c="8"/>scanf("%d",&amp;f[i]);</text:span></text:p>
      <text:p text:style-name="P2"><text:span text:style-name="T2"><text:s text:c="4"/>}</text:span></text:p>
      <text:p text:style-name="P2"><text:span text:style-name="T2"><text:s text:c="4"/>for(i=1;i&lt;=nf;i++){</text:span></text:p>
      <text:p text:style-name="P2"><text:span text:style-name="T2"><text:s text:c="8"/>for(j=1;j&lt;=nb;j++){</text:span></text:p>
      <text:p text:style-name="P2"><text:span text:style-name="T2"><text:s text:c="12"/>if(bf[j]!=1){</text:span></text:p>
      <text:p text:style-name="P2"><text:span text:style-name="T2"><text:s text:c="16"/>temp=b[j]-f[i];</text:span></text:p>
      <text:p text:style-name="P2"><text:span text:style-name="T2"><text:s text:c="16"/>if(temp&gt;=0){</text:span></text:p>
      <text:p text:style-name="P2"><text:span text:style-name="T2"><text:s text:c="20"/>ff[i]=j;</text:span></text:p>
      <text:p text:style-name="P2"><text:span text:style-name="T2"><text:s text:c="20"/>break;</text:span></text:p>
      <text:p text:style-name="P2"><text:span text:style-name="T2"><text:s text:c="16"/>}</text:span></text:p>
      <text:p text:style-name="P2"><text:span text:style-name="T2"><text:s text:c="12"/>}</text:span></text:p>
      <text:p text:style-name="P2"><text:span text:style-name="T2"><text:s text:c="8"/>}</text:span></text:p>
      <text:p text:style-name="P2"><text:span text:style-name="T2"><text:s text:c="8"/>frag[i]=temp;</text:span></text:p>
      <text:p text:style-name="P2"><text:span text:style-name="T2"><text:s text:c="8"/>bf[ff[i]]=1;</text:span></text:p>
      <text:p text:style-name="P2"><text:span text:style-name="T2"><text:s text:c="8"/>}</text:span></text:p>
      <text:p text:style-name="P2"><text:span text:style-name="T2"><text:s text:c="4"/>printf("\nFile_no:\tFile_size :\tBlock_no:\tBlock_size:\tFragement");</text:span></text:p>
      <text:p text:style-name="P2"><text:span text:style-name="T2"><text:s text:c="4"/>for(i=1;i&lt;=nf;i++)</text:span></text:p>
      <text:p text:style-name="P2"><text:span text:style-name="T2"><text:s text:c="8"/>printf("\n%d\t\t%d\t\t%d\t\t%d\t\t%d",i,f[i],ff[i],b[ff[i]],frag[i]);</text:span></text:p>
      <text:p text:style-name="P2"><text:span text:style-name="T2"><text:s text:c="4"/>getch();</text:span></text:p>
      <text:p text:style-name="P2"><text:span text:style-name="T2">}</text:span></text:p>
      <text:p text:style-name="P2"><text:span text:style-name="T2">OUTPUT-</text:span></text:p>
      <text:p text:style-name="P2"><draw:frame text:anchor-type="as-char" svg:width="177.80mm" svg:height="64.03mm" style:rel-width="scale" style:rel-height="scale"><draw:object-ole xlink:href="OleObj3"/><draw:image xlink:href="ObjectReplacements/OleObj3"/></draw:frame><text:span text:style-name="T2"/></text:p>
      <text:p text:style-name="P2"><text:span text:style-name="T2"/></text:p>
      <text:p text:style-name="P2"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